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gave Nerd Font Mono" svg:font-family="'agave Nerd Font Mono'" style:font-pitch="fixed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5"/>
    <style:style style:name="P3" style:family="paragraph" style:parent-style-name="Standard" style:list-style-name="L6">
      <style:text-properties officeooo:paragraph-rsid="000b8984"/>
    </style:style>
    <style:style style:name="P4" style:family="paragraph" style:parent-style-name="Standard" style:list-style-name="L8"/>
    <style:style style:name="P5" style:family="paragraph" style:parent-style-name="Standard" style:list-style-name="L9">
      <style:text-properties officeooo:paragraph-rsid="000b8984"/>
    </style:style>
    <style:style style:name="P6" style:family="paragraph" style:parent-style-name="Standard" style:list-style-name="L10">
      <style:text-properties officeooo:paragraph-rsid="000b8984"/>
    </style:style>
    <style:style style:name="P7" style:family="paragraph" style:parent-style-name="Standard" style:list-style-name="L10">
      <style:text-properties officeooo:paragraph-rsid="00150be7"/>
    </style:style>
    <style:style style:name="P8" style:family="paragraph" style:parent-style-name="Standard" style:list-style-name="L10">
      <style:text-properties style:font-name="Liberation Serif" officeooo:rsid="0012e885" officeooo:paragraph-rsid="0012e885"/>
    </style:style>
    <style:style style:name="P9" style:family="paragraph" style:parent-style-name="Standard" style:list-style-name="L10">
      <style:text-properties style:font-name="Liberation Serif" officeooo:rsid="0012e885" officeooo:paragraph-rsid="00150be7"/>
    </style:style>
    <style:style style:name="P10" style:family="paragraph" style:parent-style-name="Standard" style:list-style-name="L10">
      <style:text-properties style:font-name="Liberation Serif" officeooo:rsid="0013cd58" officeooo:paragraph-rsid="0013cd58"/>
    </style:style>
    <style:style style:name="P11" style:family="paragraph" style:parent-style-name="Standard" style:list-style-name="L10">
      <style:text-properties style:font-name="Liberation Serif" officeooo:rsid="0013cd58" officeooo:paragraph-rsid="00150be7"/>
    </style:style>
    <style:style style:name="P12" style:family="paragraph" style:parent-style-name="Standard" style:list-style-name="L10">
      <style:text-properties officeooo:rsid="000f11aa" officeooo:paragraph-rsid="000f11aa"/>
    </style:style>
    <style:style style:name="P13" style:family="paragraph" style:parent-style-name="Standard" style:list-style-name="L10">
      <style:paragraph-properties fo:text-align="start" style:justify-single-word="false"/>
      <style:text-properties officeooo:rsid="000f11aa" officeooo:paragraph-rsid="000f11aa"/>
    </style:style>
    <style:style style:name="P14" style:family="paragraph" style:parent-style-name="Standard" style:list-style-name="L10">
      <style:paragraph-properties fo:text-align="start" style:justify-single-word="false"/>
      <style:text-properties officeooo:rsid="000f11aa" officeooo:paragraph-rsid="00150be7"/>
    </style:style>
    <style:style style:name="P15" style:family="paragraph">
      <style:paragraph-properties fo:text-align="center"/>
    </style:style>
    <style:style style:name="T1" style:family="text">
      <style:text-properties officeooo:rsid="000b8984"/>
    </style:style>
    <style:style style:name="T2" style:family="text">
      <style:text-properties style:font-name="agave Nerd Font Mono"/>
    </style:style>
    <style:style style:name="T3" style:family="text">
      <style:text-properties style:font-name="agave Nerd Font Mono" officeooo:rsid="000b8984"/>
    </style:style>
    <style:style style:name="T4" style:family="text">
      <style:text-properties style:font-name="agave Nerd Font Mono" fo:font-style="normal" officeooo:rsid="000b8984" style:font-style-asian="normal" style:font-style-complex="normal"/>
    </style:style>
    <style:style style:name="T5" style:family="text">
      <style:text-properties style:font-name="agave Nerd Font Mono" fo:font-size="9pt" style:font-size-asian="9pt" style:font-size-complex="9pt"/>
    </style:style>
    <style:style style:name="T6" style:family="text">
      <style:text-properties style:font-name="agave Nerd Font Mono" fo:font-size="9pt" officeooo:rsid="000b8984" style:font-size-asian="9pt" style:font-size-complex="9pt"/>
    </style:style>
    <style:style style:name="T7" style:family="text">
      <style:text-properties style:font-name="agave Nerd Font Mono" fo:font-size="9pt" officeooo:rsid="0011137d" style:font-size-asian="9pt" style:font-size-complex="9pt"/>
    </style:style>
    <style:style style:name="T8" style:family="text">
      <style:text-properties style:font-name="agave Nerd Font Mono" officeooo:rsid="000ddb69"/>
    </style:style>
    <style:style style:name="T9" style:family="text">
      <style:text-properties style:font-name="agave Nerd Font Mono" officeooo:rsid="00181855"/>
    </style:style>
    <style:style style:name="T10" style:family="text">
      <style:text-properties style:text-position="super 58%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0b8984"/>
    </style:style>
    <style:style style:name="T13" style:family="text">
      <style:text-properties style:font-name="Liberation Serif" fo:font-size="9pt" style:font-size-asian="9pt" style:font-size-complex="9pt"/>
    </style:style>
    <style:style style:name="T14" style:family="text">
      <style:text-properties style:font-name="Liberation Serif" fo:font-size="9pt" officeooo:rsid="000b8984" style:font-size-asian="9pt" style:font-size-complex="9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officeooo:rsid="000b8984" style:font-size-asian="9pt" style:font-size-complex="9pt"/>
    </style:style>
    <style:style style:name="T17" style:family="text">
      <style:text-properties officeooo:rsid="00181855"/>
    </style:style>
    <style:style style:name="T18" style:family="text">
      <style:text-properties officeooo:rsid="001ae10c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598in" draw:marker-start-width="0.2299in" draw:marker-end="Arrow" draw:marker-end-width="0.1598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05873466" text:style-name="L5">
        <text:list-item>
          <text:p text:style-name="P2">For every article:</text:p>
        </text:list-item>
      </text:list>
      <text:list xml:id="list2842199645" text:style-name="L4">
        <text:list-item>
          <text:list>
            <text:list-item>
              <text:p text:style-name="P1"><text:span text:style-name="T1">A</text:span>pply the <text:span text:style-name="T4">href</text:span> URL of the static blog as the value of the article <text:span text:style-name="T2">id.</text:span></text:p>
            </text:list-item>
            <text:list-item>
              <text:p text:style-name="P1"><text:span text:style-name="T1">A</text:span>dd <text:span text:style-name="T18">instances of </text:span>ellipsis and open button elements.</text:p>
            </text:list-item>
          </text:list>
        </text:list-item>
      </text:list>
      <text:p text:style-name="Standard"/>
      <text:list xml:id="list1505812695" text:style-name="L6">
        <text:list-item>
          <text:p text:style-name="P3">For every <text:span text:style-name="T2">2n + 1</text:span><text:span text:style-name="T10">th</text:span> article except the last sibling</text:p>
        </text:list-item>
      </text:list>
      <text:list xml:id="list4292507767" text:style-name="L9">
        <text:list-item>
          <text:list>
            <text:list-item>
              <text:p text:style-name="P5"><text:span text:style-name="T1">Insert a following sibling (a new child of the same parent at the same index plus one):</text:span> a hidden separator that is revealed when an adjacent article is mutated from the initial state.</text:p>
            </text:list-item>
          </text:list>
        </text:list-item>
      </text:list>
      <text:p text:style-name="Standard"/>
      <text:list xml:id="list225737237097405" text:continue-list="list1505812695" text:style-name="L6">
        <text:list-item>
          <text:p text:style-name="P3">When an ellipsis is clicked, <text:span text:style-name="T17">and the default value of </text:span><text:span text:style-name="T9">data-paragraphAvailable</text:span><text:span text:style-name="T17"> is true, </text:span></text:p>
        </text:list-item>
      </text:list>
      <text:list xml:id="list3914917777" text:style-name="L10">
        <text:list-item>
          <text:list>
            <text:list-item>
              <text:p text:style-name="P6"><text:span text:style-name="T12">If the </text:span><text:span text:style-name="T8">article.</text:span><text:span text:style-name="T3">data-paragraphCount</text:span><text:span text:style-name="T12"> attribute has a value greater than or equal to two (2),</text:span></text:p>
              <text:list>
                <text:list-item>
                  <text:p text:style-name="P6"><text:span text:style-name="T3">fetch()</text:span> <text:span text:style-name="T1">the URL of the article from the server, with query parameters set to the data attributes. </text:span><text:span text:style-name="T5">“/</text:span><text:span text:style-name="T6">blog/dynamic/linux-recommendations.html?paragraphCount=7&amp;opened=true&amp;hidden=true”</text:span></text:p>
                  <text:list>
                    <text:list-item>
                      <text:p text:style-name="P8"><draw:line text:anchor-type="paragraph" draw:z-index="0" draw:name="Line 1" draw:style-name="gr1" draw:text-style-name="P15" svg:x1="6.1866in" svg:y1="2.3445in" svg:x2="3.7665in" svg:y2="0.1409in"><text:p/></draw:line><text:span text:style-name="T16">A</text:span><text:span text:style-name="T15">ppend the returned document node to the article.</text:span></text:p>
                    </text:list-item>
                    <text:list-item>
                      <text:p text:style-name="P10"><text:span text:style-name="T15">Set the data attribute </text:span><text:span text:style-name="T5">data-paragraphAvailable</text:span><text:span text:style-name="T15"> to the value contained in the nonstandard HTTP header field, “</text:span><text:span text:style-name="T5">paragraphAvailable</text:span><text:span text:style-name="T15">”.</text:span></text:p>
                    </text:list-item>
                  </text:list>
                </text:list-item>
                <text:list-item>
                  <text:p text:style-name="P12"><text:span text:style-name="T14">I</text:span><text:span text:style-name="T13">ncrement</text:span><text:span text:style-name="T5"> article.data-paragraphCount.</text:span></text:p>
                </text:list-item>
              </text:list>
            </text:list-item>
            <text:list-item>
              <text:p text:style-name="P13"><text:span text:style-name="T11">I</text:span><text:span text:style-name="T12">f the </text:span><text:span text:style-name="T8">article.</text:span><text:span text:style-name="T3">data-paragraphCount</text:span><text:span text:style-name="T12"> </text:span><text:span text:style-name="T11">attribute has a value of zero or one,</text:span></text:p>
              <text:list>
                <text:list-item>
                  <text:p text:style-name="P7"><text:span text:style-name="T3">fetch()</text:span> <text:span text:style-name="T1">the URL of the article from the server, with query parameters set to the data attributes. </text:span><text:span text:style-name="T5">“/</text:span><text:span text:style-name="T6">blog/dynamic/linux-recommendations.html?paragraphCount=7&amp;opened=true&amp;hidden=true”</text:span></text:p>
                  <text:list>
                    <text:list-item>
                      <text:p text:style-name="P9"><text:span text:style-name="T16">A</text:span><text:span text:style-name="T15">ppend the returned document node to the article.</text:span></text:p>
                    </text:list-item>
                    <text:list-item>
                      <text:p text:style-name="P11"><text:span text:style-name="T15">Set the data attribute </text:span><text:span text:style-name="T5">data-paragraphAvailable</text:span><text:span text:style-name="T15"> to the value contained in the nonstandard HTTP header field, “</text:span><text:span text:style-name="T5">paragraphAvailable</text:span><text:span text:style-name="T15">”.</text:span></text:p>
                    </text:list-item>
                  </text:list>
                </text:list-item>
                <text:list-item>
                  <text:p text:style-name="P14"><text:span text:style-name="T14">I</text:span><text:span text:style-name="T13">ncrement</text:span><text:span text:style-name="T5"> article.data-paragraphCount.</text:span></text:p>
                </text:list-item>
              </text:list>
            </text:list-item>
          </text:list>
        </text:list-item>
      </text:list>
      <text:p text:style-name="Standard"/>
      <text:list xml:id="list1108289414" text:style-name="L8">
        <text:list-item>
          <text:p text:style-name="P4">When the open button is pressed <text:span text:style-name="T20">all article child elements are fetched, appended, and revealed.</text:span> The open button label changes to "close", and a data attribute reflects that the article is opened. When the article "close"-labelled button is pressed, the elements past the data-paragraphCount are removed, and the button label is changed to "open" agai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gave Nerd Font Mono" svg:font-family="'agave Nerd Font Mono'" style:font-pitch="fixed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21:20:45.097031532</meta:creation-date>
    <dc:date>2023-01-11T22:47:41.432957903</dc:date>
    <meta:editing-duration>PT1H16M40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67" meta:character-count="1796" meta:non-whitespace-character-count="1562"/>
  </office:meta>
</office:document-meta>
</file>